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8.424cm"/>
    </style:style>
    <style:style style:name="Table1.B" style:family="table-column">
      <style:table-column-properties style:column-width="8.576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3.48cm"/>
    </style:style>
    <style:style style:name="Table2.B" style:family="table-column">
      <style:table-column-properties style:column-width="6.752cm"/>
    </style:style>
    <style:style style:name="Table2.C" style:family="table-column">
      <style:table-column-properties style:column-width="6.76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4.711cm" fo:margin-left="0.116cm" table:align="left"/>
    </style:style>
    <style:style style:name="Table3.A" style:family="table-column">
      <style:table-column-properties style:column-width="14.711cm"/>
    </style:style>
    <style:style style:name="Table3.1" style:family="table-row">
      <style:table-row-properties style:min-row-height="0.688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1.453cm"/>
    </style:style>
    <style:style style:name="Table4.B" style:family="table-column">
      <style:table-column-properties style:column-width="1.857cm"/>
    </style:style>
    <style:style style:name="Table4.C" style:family="table-column">
      <style:table-column-properties style:column-width="8.237cm"/>
    </style:style>
    <style:style style:name="Table4.D" style:family="table-column">
      <style:table-column-properties style:column-width="5.452cm"/>
    </style:style>
    <style:style style:name="Table4.A1" style:family="table-cell">
      <style:table-cell-properties style:vertical-align="middle" fo:padding="0.049cm" fo:border="none"/>
    </style:style>
    <style:style style:name="P1" style:family="paragraph" style:parent-style-name="Heading_20_1" style:list-style-name="List_20_1"/>
    <style:style style:name="P2" style:family="paragraph" style:parent-style-name="Standard">
      <style:text-properties officeooo:rsid="0006f7ee" officeooo:paragraph-rsid="0006f7ee"/>
    </style:style>
    <style:style style:name="P3" style:family="paragraph" style:parent-style-name="Standard">
      <style:text-properties officeooo:paragraph-rsid="0006f7ee"/>
    </style:style>
    <style:style style:name="P4" style:family="paragraph" style:parent-style-name="Standard" style:list-style-name="List_20_1"/>
    <style:style style:name="P5" style:family="paragraph" style:parent-style-name="Table_20_Heading">
      <style:text-properties officeooo:paragraph-rsid="0006f7ee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>
      <style:paragraph-properties fo:margin-top="0cm" fo:margin-bottom="0cm" style:contextual-spacing="false"/>
      <style:text-properties fo:color="#000000" loext:opacity="100%"/>
    </style:style>
    <style:style style:name="T1" style:family="text">
      <style:text-properties officeooo:rsid="0006f7ee"/>
    </style:style>
    <style:style style:name="T2" style:family="text">
      <style:text-properties officeooo:rsid="000949c6"/>
    </style:style>
    <style:style style:name="T3" style:family="text">
      <style:text-properties fo:color="#008000" loext:opacity="100%"/>
    </style:style>
    <style:style style:name="T4" style:family="text">
      <style:text-properties fo:color="#a52a2a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23303448" text:style-name="List_20_1">
        <text:list-item>
          <text:h text:style-name="P1" text:outline-level="1">Difference between Interpreter and Compiler</text:h>
        </text:list-item>
      </text:list>
      <text:p text:style-name="Standard"/>
      <text:p text:style-name="Text_20_body">Both compilers and interpreters are used to convert a program written in a high-level language into machine code understood by computers. </text:p>
      <table:table table:name="Table1" table:style-name="Table1">
        <table:table-column table:style-name="Table1.A"/>
        <table:table-column table:style-name="Table1.B"/>
        <table:table-row table:style-name="TableLine94623850366496">
          <table:table-cell table:style-name="Table1.A1" office:value-type="string">
            <text:p text:style-name="Table_20_Heading">Interpreter</text:p>
          </table:table-cell>
          <table:table-cell table:style-name="Table1.A1" office:value-type="string">
            <text:p text:style-name="P5">Compiler</text:p>
          </table:table-cell>
        </table:table-row>
        <table:table-row table:style-name="TableLine94623850366496">
          <table:table-cell table:style-name="Table1.A1" office:value-type="string">
            <text:p text:style-name="Table_20_Contents">Translates program one statement at a time.</text:p>
          </table:table-cell>
          <table:table-cell table:style-name="Table1.A1" office:value-type="string">
            <text:p text:style-name="Table_20_Contents">Scans the entire program and translates it as a whole into machine code.</text:p>
          </table:table-cell>
        </table:table-row>
        <table:table-row table:style-name="TableLine94623850366496">
          <table:table-cell table:style-name="Table1.A1" office:value-type="string">
            <text:p text:style-name="Table_20_Contents">Interpreters usually take less amount of time to analyze the source code. However, the overall execution time is comparatively slower than compilers.</text:p>
          </table:table-cell>
          <table:table-cell table:style-name="Table1.A1" office:value-type="string">
            <text:p text:style-name="Table_20_Contents">Compilers usually take a large amount of time to analyze the source code. However, the overall execution time is comparatively faster than interpreters.</text:p>
          </table:table-cell>
        </table:table-row>
        <table:table-row table:style-name="TableLine94623850366496">
          <table:table-cell table:style-name="Table1.A1" office:value-type="string">
            <text:p text:style-name="Table_20_Contents">No Object Code is generated, hence are memory efficient.</text:p>
          </table:table-cell>
          <table:table-cell table:style-name="Table1.A1" office:value-type="string">
            <text:p text:style-name="Table_20_Contents">Generates Object Code which further requires linking, hence requires more memory.</text:p>
          </table:table-cell>
        </table:table-row>
        <table:table-row table:style-name="TableLine94623850366496">
          <table:table-cell table:style-name="Table1.A1" office:value-type="string">
            <text:p text:style-name="Table_20_Contents">Programming languages like JavaScript, Python, Ruby use interpreters.</text:p>
          </table:table-cell>
          <table:table-cell table:style-name="Table1.A1" office:value-type="string">
            <text:p text:style-name="Table_20_Contents">Programming languages like C, C++, Java use compilers.</text:p>
          </table:table-cell>
        </table:table-row>
      </table:table>
      <text:p text:style-name="Standard"/>
      <text:list xml:id="list183822409688252" text:continue-numbering="true" text:style-name="List_20_1">
        <text:list-header>
          <text:p text:style-name="P4"/>
        </text:list-header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xml:id="list183822719838898" text:continue-numbering="true" text:style-name="List_20_1">
              <text:list-item>
                <text:h text:style-name="P1" text:outline-level="1"><text:bookmark text:name="LC24"/>Difference between python 2 and python 3</text:h>
              </text:list-item>
            </text:list>
          </table:table-cell>
        </table:table-row>
      </table:table>
      <text:p text:style-name="Standard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Line94623778149104">
            <table:table-cell table:style-name="Table2.A1" office:value-type="string">
              <text:p text:style-name="Table_20_Heading">Basis of comparison</text:p>
            </table:table-cell>
            <table:table-cell table:style-name="Table2.A1" office:value-type="string">
              <text:p text:style-name="Table_20_Heading">Python 3</text:p>
            </table:table-cell>
            <table:table-cell table:style-name="Table2.A1" office:value-type="string">
              <text:p text:style-name="Table_20_Heading">Python 2</text:p>
            </table:table-cell>
          </table:table-row>
        </table:table-header-rows>
        <table:table-row table:style-name="TableLine94623778149104">
          <table:table-cell table:style-name="Table2.A1" office:value-type="string">
            <text:p text:style-name="Table_20_Contents">Release Date</text:p>
          </table:table-cell>
          <table:table-cell table:style-name="Table2.A1" office:value-type="string">
            <text:p text:style-name="Table_20_Contents">2008</text:p>
          </table:table-cell>
          <table:table-cell table:style-name="Table2.A1" office:value-type="string">
            <text:p text:style-name="Table_20_Contents">2000</text:p>
          </table:table-cell>
        </table:table-row>
        <table:table-row table:style-name="TableLine94623778149104">
          <table:table-cell table:style-name="Table2.A1" office:value-type="string">
            <text:p text:style-name="Table_20_Contents">Function print</text:p>
          </table:table-cell>
          <table:table-cell table:style-name="Table2.A1" office:value-type="string">
            <text:p text:style-name="Table_20_Contents">print (“hello”)</text:p>
          </table:table-cell>
          <table:table-cell table:style-name="Table2.A1" office:value-type="string">
            <text:p text:style-name="Table_20_Contents">print “hello”</text:p>
          </table:table-cell>
        </table:table-row>
        <table:table-row table:style-name="TableLine94623778149104">
          <table:table-cell table:style-name="Table2.A1" office:value-type="string">
            <text:p text:style-name="Table_20_Contents">Division of Integers</text:p>
          </table:table-cell>
          <table:table-cell table:style-name="Table2.A1" office:value-type="string">
            <text:p text:style-name="Table_20_Contents">Whenever two integers are divided, you get a float value</text:p>
          </table:table-cell>
          <table:table-cell table:style-name="Table2.A1" office:value-type="string">
            <text:p text:style-name="Table_20_Contents">When two integers are divided, you always provide integer value.</text:p>
          </table:table-cell>
        </table:table-row>
        <table:table-row table:style-name="TableLine94623778149104">
          <table:table-cell table:style-name="Table2.A1" office:value-type="string">
            <text:p text:style-name="Table_20_Contents">Unicode</text:p>
          </table:table-cell>
          <table:table-cell table:style-name="Table2.A1" office:value-type="string">
            <text:p text:style-name="Table_20_Contents">In Python 3, default storing of strings is Unicode.</text:p>
          </table:table-cell>
          <table:table-cell table:style-name="Table2.A1" office:value-type="string">
            <text:p text:style-name="Table_20_Contents">To store Unicode string value, you require to define them with “u”.</text:p>
          </table:table-cell>
        </table:table-row>
        <table:table-row table:style-name="TableLine94623778149104">
          <table:table-cell table:style-name="Table2.A1" office:value-type="string">
            <text:p text:style-name="Table_20_Contents">Syntax</text:p>
          </table:table-cell>
          <table:table-cell table:style-name="Table2.A1" office:value-type="string">
            <text:p text:style-name="Table_20_Contents">The syntax is simpler and easily understandable.</text:p>
          </table:table-cell>
          <table:table-cell table:style-name="Table2.A1" office:value-type="string">
            <text:p text:style-name="Table_20_Contents">The syntax of Python 2 was comparatively difficult to understand.</text:p>
          </table:table-cell>
        </table:table-row>
        <table:table-row table:style-name="TableLine94623778149104">
          <table:table-cell table:style-name="Table2.A1" office:value-type="string">
            <text:p text:style-name="Table_20_Contents">Rules of ordering Comparisons</text:p>
          </table:table-cell>
          <table:table-cell table:style-name="Table2.A1" office:value-type="string">
            <text:p text:style-name="Table_20_Contents">In this version, Rules of ordering comparisons have been simplified.</text:p>
          </table:table-cell>
          <table:table-cell table:style-name="Table2.A1" office:value-type="string">
            <text:p text:style-name="Table_20_Contents">Rules of ordering comparison are very complex.</text:p>
          </table:table-cell>
        </table:table-row>
        <table:table-row table:style-name="TableLine94623778149104">
          <table:table-cell table:style-name="Table2.A1" office:value-type="string">
            <text:p text:style-name="Table_20_Contents">Iteration</text:p>
          </table:table-cell>
          <table:table-cell table:style-name="Table2.A1" office:value-type="string">
            <text:p text:style-name="Table_20_Contents">The new Range() function introduced to perform iterations.</text:p>
          </table:table-cell>
          <table:table-cell table:style-name="Table2.A1" office:value-type="string">
            <text:p text:style-name="Table_20_Contents">In Python 2, the xrange() is used for iterations.</text:p>
          </table:table-cell>
        </table:table-row>
        <table:table-row table:style-name="TableLine94623778149104">
          <table:table-cell table:style-name="Table2.A1" office:value-type="string">
            <text:p text:style-name="Table_20_Contents">Exceptions</text:p>
          </table:table-cell>
          <table:table-cell table:style-name="Table2.A1" office:value-type="string">
            <text:p text:style-name="Table_20_Contents">It should be enclosed in parenthesis.</text:p>
          </table:table-cell>
          <table:table-cell table:style-name="Table2.A1" office:value-type="string">
            <text:p text:style-name="Table_20_Contents">It should be enclosed in notations.</text:p>
          </table:table-cell>
        </table:table-row>
        <table:table-row table:style-name="TableLine94623778149104">
          <table:table-cell table:style-name="Table2.A1" office:value-type="string">
            <text:p text:style-name="Table_20_Contents">Leak of variables</text:p>
          </table:table-cell>
          <table:table-cell table:style-name="Table2.A1" office:value-type="string">
            <text:p text:style-name="Table_20_Contents">The value of variables never changes.</text:p>
          </table:table-cell>
          <table:table-cell table:style-name="Table2.A1" office:value-type="string">
            <text:p text:style-name="Table_20_Contents">The value of the global variable will change while using it inside for-loop.</text:p>
          </table:table-cell>
        </table:table-row>
        <table:table-row table:style-name="TableLine94623778149104">
          <table:table-cell table:style-name="Table2.A1" office:value-type="string">
            <text:p text:style-name="Table_20_Contents">Backward compatibility</text:p>
          </table:table-cell>
          <table:table-cell table:style-name="Table2.A1" office:value-type="string">
            <text:p text:style-name="Table_20_Contents">Not difficult to port python 2 to python 3 but it is never reliable.</text:p>
          </table:table-cell>
          <table:table-cell table:style-name="Table2.A1" office:value-type="string">
            <text:p text:style-name="Table_20_Contents">Python version 3 is not backwardly compatible with Python 2.</text:p>
          </table:table-cell>
        </table:table-row>
        <table:table-row table:style-name="TableLine94623778149104">
          <table:table-cell table:style-name="Table2.A1" office:value-type="string">
            <text:p text:style-name="Table_20_Contents">Library</text:p>
          </table:table-cell>
          <table:table-cell table:style-name="Table2.A1" office:value-type="string">
            <text:p text:style-name="Table_20_Contents">Many recent developers are creating libraries which you can only use with Python 3.</text:p>
          </table:table-cell>
          <table:table-cell table:style-name="Table2.A1" office:value-type="string">
            <text:p text:style-name="Table_20_Contents">Many older libraries created for Python 2 is not forward-compatible.</text:p>
          </table:table-cell>
        </table:table-row>
      </table:table>
      <text:p text:style-name="P2"/>
      <text:p text:style-name="P2"/>
      <text:p text:style-name="P2"><text:soft-page-break/></text:p>
      <text:list xml:id="list183822507857877" text:continue-numbering="true" text:style-name="List_20_1">
        <text:list-item>
          <text:h text:style-name="P1" text:outline-level="1"><text:span text:style-name="Source_20_Text"><text:span text:style-name="T1">list</text:span></text:span><text:span text:style-name="T1"> </text:span><text:span text:style-name="Source_20_Text"><text:span text:style-name="T1">of the Python keywords.</text:span></text:span></text:h>
        </text:list-item>
      </text:list>
      <text:p text:style-name="P3"><text:span text:style-name="Source_20_Text"/></text:p>
      <text:p text:style-name="Standard"><text:span text:style-name="Source_20_Text">False</text:span>               <text:span text:style-name="Source_20_Text">class</text:span>               <text:span text:style-name="Source_20_Text">from</text:span>                <text:span text:style-name="Source_20_Text">or</text:span></text:p>
      <text:p text:style-name="Standard"><text:span text:style-name="Source_20_Text">None</text:span>                <text:span text:style-name="Source_20_Text">continue</text:span>            <text:span text:style-name="Source_20_Text">global</text:span>              <text:span text:style-name="Source_20_Text">pass</text:span></text:p>
      <text:p text:style-name="Standard"><text:span text:style-name="Source_20_Text">True</text:span>                <text:span text:style-name="Source_20_Text">def</text:span>                 <text:span text:style-name="Source_20_Text">if</text:span>                  <text:span text:style-name="Source_20_Text">raise</text:span></text:p>
      <text:p text:style-name="Standard"><text:span text:style-name="Source_20_Text">and</text:span>                 <text:span text:style-name="Source_20_Text">del</text:span>                 <text:span text:style-name="Source_20_Text">import</text:span>              <text:span text:style-name="Source_20_Text">return</text:span></text:p>
      <text:p text:style-name="Standard"><text:span text:style-name="Source_20_Text">as                  elif</text:span>                <text:span text:style-name="Source_20_Text">in</text:span>                  <text:span text:style-name="Source_20_Text">try</text:span></text:p>
      <text:p text:style-name="Standard"><text:span text:style-name="Source_20_Text">assert</text:span>              <text:span text:style-name="Source_20_Text">else</text:span>                <text:span text:style-name="Source_20_Text">is</text:span>                  <text:span text:style-name="Source_20_Text">while</text:span></text:p>
      <text:p text:style-name="Standard"><text:span text:style-name="Source_20_Text">async</text:span>               <text:span text:style-name="Source_20_Text">except</text:span>              <text:span text:style-name="Source_20_Text">lambda</text:span>              <text:span text:style-name="Source_20_Text">with</text:span></text:p>
      <text:p text:style-name="Standard"><text:span text:style-name="Source_20_Text">await</text:span>               <text:span text:style-name="Source_20_Text">finally</text:span>             <text:span text:style-name="Source_20_Text">nonlocal            yield</text:span></text:p>
      <text:p text:style-name="Standard"><text:span text:style-name="Source_20_Text">break</text:span>               <text:span text:style-name="Source_20_Text">for</text:span>                 <text:span text:style-name="Source_20_Text">not</text:span></text:p>
      <text:p text:style-name="P2"/>
      <text:p text:style-name="P2"/>
      <text:h text:style-name="Heading_20_3" text:outline-level="3"><text:span text:style-name="T2">E</text:span>xplain<text:span text:style-name="T2">ation</text:span> about 10 different keywords</text:h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623884247952">
          <table:table-cell table:style-name="Table4.A1" office:value-type="string">
            <text:p text:style-name="Table_20_Heading">Serial No</text:p>
          </table:table-cell>
          <table:table-cell table:style-name="Table4.A1" office:value-type="string">
            <text:p text:style-name="Table_20_Heading">Keyword</text:p>
          </table:table-cell>
          <table:table-cell table:style-name="Table4.A1" office:value-type="string">
            <text:p text:style-name="Table_20_Heading">Description</text:p>
          </table:table-cell>
          <table:table-cell table:style-name="Table4.A1" office:value-type="string">
            <text:p text:style-name="Table_20_Heading">Example</text:p>
          </table:table-cell>
        </table:table-row>
        <table:table-row table:style-name="TableLine94623884247952">
          <table:table-cell table:style-name="Table4.A1" office:value-type="string">
            <text:p text:style-name="Table_20_Contents">1</text:p>
          </table:table-cell>
          <table:table-cell table:style-name="Table4.A1" office:value-type="string">
            <text:p text:style-name="Table_20_Contents">False</text:p>
          </table:table-cell>
          <table:table-cell table:style-name="Table4.A1" office:value-type="string">
            <text:p text:style-name="Table_20_Contents">instance of class bool.</text:p>
          </table:table-cell>
          <table:table-cell table:style-name="Table4.A1" office:value-type="string">
            <text:p text:style-name="Table_20_Contents">x = False</text:p>
          </table:table-cell>
        </table:table-row>
        <table:table-row table:style-name="TableLine94623884247952">
          <table:table-cell table:style-name="Table4.A1" office:value-type="string">
            <text:p text:style-name="Table_20_Contents">2</text:p>
          </table:table-cell>
          <table:table-cell table:style-name="Table4.A1" office:value-type="string">
            <text:p text:style-name="Table_20_Contents">class</text:p>
          </table:table-cell>
          <table:table-cell table:style-name="Table4.A1" office:value-type="string">
            <text:p text:style-name="Table_20_Contents">keyword to define a class.</text:p>
          </table:table-cell>
          <table:table-cell table:style-name="Table4.A1" office:value-type="string">
            <text:p text:style-name="Table_20_Contents">class Foo: pass</text:p>
          </table:table-cell>
        </table:table-row>
        <table:table-row table:style-name="TableLine94623884247952">
          <table:table-cell table:style-name="Table4.A1" office:value-type="string">
            <text:p text:style-name="Table_20_Contents">3</text:p>
          </table:table-cell>
          <table:table-cell table:style-name="Table4.A1" office:value-type="string">
            <text:p text:style-name="Table_20_Contents">from</text:p>
          </table:table-cell>
          <table:table-cell table:style-name="Table4.A1" office:value-type="string">
            <text:p text:style-name="Table_20_Contents">clause to import class from module</text:p>
          </table:table-cell>
          <table:table-cell table:style-name="Table4.A1" office:value-type="string">
            <text:p text:style-name="Table_20_Contents">from collections import OrderedDict</text:p>
          </table:table-cell>
        </table:table-row>
        <table:table-row table:style-name="TableLine94623884247952">
          <table:table-cell table:style-name="Table4.A1" office:value-type="string">
            <text:p text:style-name="Table_20_Contents">4</text:p>
          </table:table-cell>
          <table:table-cell table:style-name="Table4.A1" office:value-type="string">
            <text:p text:style-name="Table_20_Contents">or</text:p>
          </table:table-cell>
          <table:table-cell table:style-name="Table4.A1" office:value-type="string">
            <text:p text:style-name="Table_20_Contents">Boolean operator</text:p>
          </table:table-cell>
          <table:table-cell table:style-name="Table4.A1" office:value-type="string">
            <text:p text:style-name="Table_20_Contents">x = True or False</text:p>
          </table:table-cell>
        </table:table-row>
        <table:table-row table:style-name="TableLine94623884247952">
          <table:table-cell table:style-name="Table4.A1" office:value-type="string">
            <text:p text:style-name="Table_20_Contents">5</text:p>
          </table:table-cell>
          <table:table-cell table:style-name="Table4.A1" office:value-type="string">
            <text:p text:style-name="Table_20_Contents">None</text:p>
          </table:table-cell>
          <table:table-cell table:style-name="Table4.A1" office:value-type="string">
            <text:p text:style-name="Table_20_Contents">instance of NoneType object</text:p>
          </table:table-cell>
          <table:table-cell table:style-name="Table4.A1" office:value-type="string">
            <text:p text:style-name="Table_20_Contents">x = None</text:p>
          </table:table-cell>
        </table:table-row>
        <table:table-row table:style-name="TableLine94623884247952">
          <table:table-cell table:style-name="Table4.A1" office:value-type="string">
            <text:p text:style-name="Table_20_Contents">6</text:p>
          </table:table-cell>
          <table:table-cell table:style-name="Table4.A1" office:value-type="string">
            <text:p text:style-name="Table_20_Contents">continue</text:p>
          </table:table-cell>
          <table:table-cell table:style-name="Table4.A1" office:value-type="string">
            <text:p text:style-name="Table_20_Contents">continue statement, used in the nested for and while loop. It continues with the next cycle of the nearest enclosing loop.</text:p>
          </table:table-cell>
          <table:table-cell table:style-name="Table4.A1" office:value-type="string">
            <text:p text:style-name="Table_20_Contents">numbers = range(1,11) for number in numbers: if number == 7: continue</text:p>
          </table:table-cell>
        </table:table-row>
        <table:table-row table:style-name="TableLine94623884247952">
          <table:table-cell table:style-name="Table4.A1" office:value-type="string">
            <text:p text:style-name="Table_20_Contents">7</text:p>
          </table:table-cell>
          <table:table-cell table:style-name="Table4.A1" office:value-type="string">
            <text:p text:style-name="Table_20_Contents">global</text:p>
          </table:table-cell>
          <table:table-cell table:style-name="Table4.A1" office:value-type="string">
            <text:p text:style-name="Table_20_Contents">global statement allows us to modify the variables outside the current scope.</text:p>
          </table:table-cell>
          <table:table-cell table:style-name="Table4.A1" office:value-type="string">
            <text:p text:style-name="Table_20_Contents">x = 0 def add(): global x x = x + 10 add() print(x) # 10</text:p>
          </table:table-cell>
        </table:table-row>
        <table:table-row table:style-name="TableLine94623884247952">
          <table:table-cell table:style-name="Table4.A1" office:value-type="string">
            <text:p text:style-name="Table_20_Contents">8</text:p>
          </table:table-cell>
          <table:table-cell table:style-name="Table4.A1" office:value-type="string">
            <text:p text:style-name="Table_20_Contents">pass</text:p>
          </table:table-cell>
          <table:table-cell table:style-name="Table4.A1" office:value-type="string">
            <text:p text:style-name="Table_20_Contents">Python pass statement is used to do nothing. It is useful when we require some statement but we don’t want to execute any code.</text:p>
          </table:table-cell>
          <table:table-cell table:style-name="Table4.A1" office:value-type="string">
            <text:p text:style-name="Table_20_Contents">def foo(): pass</text:p>
          </table:table-cell>
        </table:table-row>
        <table:table-row table:style-name="TableLine94623884247952">
          <table:table-cell table:style-name="Table4.A1" office:value-type="string">
            <text:p text:style-name="Table_20_Contents">9</text:p>
          </table:table-cell>
          <table:table-cell table:style-name="Table4.A1" office:value-type="string">
            <text:p text:style-name="Table_20_Contents">True</text:p>
          </table:table-cell>
          <table:table-cell table:style-name="Table4.A1" office:value-type="string">
            <text:p text:style-name="Table_20_Contents">instance of bool class.</text:p>
          </table:table-cell>
          <table:table-cell table:style-name="Table4.A1" office:value-type="string">
            <text:p text:style-name="Table_20_Contents">x = True</text:p>
          </table:table-cell>
        </table:table-row>
        <table:table-row table:style-name="TableLine94623884247952">
          <table:table-cell table:style-name="Table4.A1" office:value-type="string">
            <text:p text:style-name="Table_20_Contents">10</text:p>
          </table:table-cell>
          <table:table-cell table:style-name="Table4.A1" office:value-type="string">
            <text:p text:style-name="Table_20_Contents">def</text:p>
          </table:table-cell>
          <table:table-cell table:style-name="Table4.A1" office:value-type="string">
            <text:p text:style-name="Table_20_Contents">keyword used to define a function.</text:p>
          </table:table-cell>
          <table:table-cell table:style-name="Table4.A1" office:value-type="string">
            <text:p text:style-name="Table_20_Contents">def bar(): print(“Hello”)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83822232611044" text:continue-numbering="true" text:style-name="List_20_1">
        <text:list-item>
          <text:h text:style-name="P1" text:outline-level="1"><text:soft-page-break/>Rules for Python variables:</text:h>
        </text:list-item>
      </text:list>
      <text:list xml:id="list3166524917" text:style-name="L1">
        <text:list-item>
          <text:p text:style-name="P7">A variable name must start with a letter or the underscore character.</text:p>
        </text:list-item>
        <text:list-item>
          <text:p text:style-name="P7">A variable name cannot start with a number.</text:p>
        </text:list-item>
        <text:list-item>
          <text:p text:style-name="P7">A variable name can only contain alpha-numeric characters and underscores (A-z, 0-9, and _ )</text:p>
        </text:list-item>
        <text:list-item>
          <text:p text:style-name="P6">Variable names are case-sensitive (age, Age and AGE are three different variables)</text:p>
        </text:list-item>
      </text:list>
      <text:p text:style-name="P2"/>
      <text:h text:style-name="Heading_20_3" text:outline-level="3">Example</text:h>
      <text:p text:style-name="P8"><text:span text:style-name="T3">#Legal variable names:<text:line-break/></text:span>myvar = <text:span text:style-name="T4">"John"</text:span><text:line-break/>my_var = <text:span text:style-name="T4">"John"</text:span><text:line-break/>_my_var = <text:span text:style-name="T4">"John"</text:span><text:line-break/>myVar = <text:span text:style-name="T4">"John"</text:span><text:line-break/>MYVAR = <text:span text:style-name="T4">"John"</text:span><text:line-break/>myvar2 = <text:span text:style-name="T4">"John"</text:span><text:line-break/><text:line-break/><text:span text:style-name="T3">#Illegal variable names:<text:line-break/></text:span>2myvar = <text:span text:style-name="T4">"John"</text:span><text:line-break/>my-var = <text:span text:style-name="T4">"John"</text:span><text:line-break/>my var = <text:span text:style-name="T4">"John"</text:span> 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1T17:46:41.570299879</meta:creation-date>
    <dc:date>2022-03-11T18:38:20.457396832</dc:date>
    <meta:editing-duration>PT12M12S</meta:editing-duration>
    <meta:editing-cycles>2</meta:editing-cycles>
    <meta:generator>LibreOffice/7.2.5.2$Linux_X86_64 LibreOffice_project/20$Build-2</meta:generator>
    <meta:document-statistic meta:table-count="4" meta:image-count="0" meta:object-count="0" meta:page-count="3" meta:paragraph-count="112" meta:word-count="649" meta:character-count="4177" meta:non-whitespace-character-count="3269"/>
  </office:meta>
</office:document-meta>
</file>